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B0000003DE45A6BA8.png" manifest:media-type="image/png"/>
  <manifest:file-entry manifest:full-path="Pictures/10000000000002FA0000003890F4FF54.png" manifest:media-type="image/png"/>
  <manifest:file-entry manifest:full-path="Pictures/10000000000002DB0000003326686E5A.png" manifest:media-type="image/png"/>
  <manifest:file-entry manifest:full-path="Pictures/10000000000004140000008C03F9B75C.png" manifest:media-type="image/png"/>
  <manifest:file-entry manifest:full-path="Pictures/10000000000004400000040A3FD95012.png" manifest:media-type="image/png"/>
  <manifest:file-entry manifest:full-path="Pictures/100000000000030A0000003EEE7F24AD.png" manifest:media-type="image/png"/>
  <manifest:file-entry manifest:full-path="Pictures/100000000000048C0000008E07D7D4E3.png" manifest:media-type="image/png"/>
  <manifest:file-entry manifest:full-path="Pictures/1000000000000476000000943BFDE0BA.png" manifest:media-type="image/png"/>
  <manifest:file-entry manifest:full-path="Pictures/1000000000000472000002C61265F664.png" manifest:media-type="image/png"/>
  <manifest:file-entry manifest:full-path="Pictures/100000000000059E000004DE90102B96.png" manifest:media-type="image/png"/>
  <manifest:file-entry manifest:full-path="Pictures/10000000000004B80000037C1F6FFD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85cm" fo:min-width="0.135cm" loext:decorative="false"/>
    </style:style>
    <style:style style:name="gr3" style:family="graphic" style:parent-style-name="standard">
      <style:graphic-properties draw:stroke="none" draw:fill-color="#424242" draw:textarea-horizontal-align="justify" draw:textarea-vertical-align="middle" draw:auto-grow-height="false" fo:min-height="0cm" fo:min-width="0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42424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46cm" svg:height="7.417cm" svg:x="-2.54cm" svg:y="0cm">
          <draw:image xlink:href="Pictures/10000000000004B80000037C1F6FFDB1.png" xlink:type="simple" xlink:show="embed" xlink:actuate="onLoad" draw:mime-type="image/png">
            <text:p/>
          </draw:image>
        </draw:frame>
        <draw:custom-shape draw:style-name="gr2" draw:text-style-name="P2" draw:layer="layout" svg:width="0.635cm" svg:height="0.635cm" svg:x="4.92cm" svg:y="6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178cm" svg:x="5.249cm" svg:y="6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161cm" svg:height="10.538cm" svg:x="6.889cm" svg:y="0cm">
          <draw:image xlink:href="Pictures/100000000000059E000004DE90102B96.png" xlink:type="simple" xlink:show="embed" xlink:actuate="onLoad" draw:mime-type="image/png">
            <text:p/>
          </draw:image>
        </draw:frame>
        <draw:frame draw:style-name="gr1" draw:text-style-name="P1" draw:layer="layout" svg:width="7.207cm" svg:height="4.496cm" svg:x="-2.127cm" svg:y="7.417cm">
          <draw:image xlink:href="Pictures/1000000000000472000002C61265F664.png" xlink:type="simple" xlink:show="embed" xlink:actuate="onLoad" draw:mime-type="image/png">
            <text:p/>
          </draw:image>
        </draw:frame>
        <draw:frame draw:style-name="gr1" draw:text-style-name="P1" draw:layer="layout" svg:width="12.154cm" svg:height="1.482cm" svg:x="7.62cm" svg:y="10.583cm">
          <draw:image xlink:href="Pictures/100000000000048C0000008E07D7D4E3.png" xlink:type="simple" xlink:show="embed" xlink:actuate="onLoad" draw:mime-type="image/png">
            <text:p/>
          </draw:image>
        </draw:frame>
        <draw:frame draw:style-name="gr1" draw:text-style-name="P1" draw:layer="layout" svg:width="7.951cm" svg:height="7.557cm" svg:x="19.781cm" svg:y="0.063cm">
          <draw:image xlink:href="Pictures/10000000000004400000040A3FD95012.png" xlink:type="simple" xlink:show="embed" xlink:actuate="onLoad" draw:mime-type="image/png">
            <text:p/>
          </draw:image>
        </draw:frame>
        <draw:frame draw:style-name="gr1" draw:text-style-name="P1" draw:layer="layout" svg:width="12.098cm" svg:height="1.622cm" svg:x="7.576cm" svg:y="12.065cm">
          <draw:image xlink:href="Pictures/10000000000004140000008C03F9B75C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1.645cm" svg:x="7.02cm" svg:y="13.687cm">
          <draw:image xlink:href="Pictures/1000000000000476000000943BFDE0BA.png" xlink:type="simple" xlink:show="embed" xlink:actuate="onLoad" draw:mime-type="image/png">
            <text:p/>
          </draw:image>
        </draw:frame>
        <draw:frame draw:style-name="gr4" draw:text-style-name="P4" draw:layer="layout" svg:width="11.43cm" svg:height="0.91cm" svg:x="-3.81cm" svg:y="12.065cm">
          <draw:image xlink:href="Pictures/100000000000030A0000003EEE7F24AD.png" xlink:type="simple" xlink:show="embed" xlink:actuate="onLoad" draw:mime-type="image/png">
            <text:p/>
          </draw:image>
        </draw:frame>
        <draw:frame draw:style-name="gr4" draw:text-style-name="P4" draw:layer="layout" svg:width="12.065cm" svg:height="0.886cm" svg:x="-3.81cm" svg:y="12.984cm">
          <draw:image xlink:href="Pictures/10000000000002FA0000003890F4FF54.png" xlink:type="simple" xlink:show="embed" xlink:actuate="onLoad" draw:mime-type="image/png">
            <text:p/>
          </draw:image>
        </draw:frame>
        <draw:frame draw:style-name="gr4" draw:text-style-name="P4" draw:layer="layout" svg:width="9.815cm" svg:height="0.819cm" svg:x="-3.465cm" svg:y="13.786cm">
          <draw:image xlink:href="Pictures/10000000000002DB0000003DE45A6BA8.png" xlink:type="simple" xlink:show="embed" xlink:actuate="onLoad" draw:mime-type="image/png">
            <text:p/>
          </draw:image>
        </draw:frame>
        <draw:frame draw:style-name="gr4" draw:text-style-name="P4" draw:layer="layout" svg:width="11.43cm" svg:height="0.797cm" svg:x="-3.81cm" svg:y="14.535cm">
          <draw:image xlink:href="Pictures/10000000000002DB0000003326686E5A.png" xlink:type="simple" xlink:show="embed" xlink:actuate="onLoad" draw:mime-type="image/png">
            <text:p/>
          </draw:image>
        </draw:frame>
        <draw:frame draw:style-name="gr1" draw:text-style-name="P1" draw:layer="layout" svg:width="10.046cm" svg:height="7.417cm" draw:transform="rotate (1.5707963267949) translate (19.888cm 17.666cm)">
          <draw:image xlink:href="Pictures/10000000000004B80000037C1F6FFDB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2:11:38.238299290</meta:creation-date>
    <dc:date>2024-12-16T18:04:09.054341038</dc:date>
    <meta:editing-duration>P1DT2H44M26S</meta:editing-duration>
    <meta:editing-cycles>3</meta:editing-cycles>
    <meta:generator>LibreOffice/24.8.0.3$Linux_X86_64 LibreOffice_project/480$Build-3</meta:generator>
    <meta:document-statistic meta:object-count="37"/>
  </office:meta>
</office:document-meta>
</file>